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1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er</text:p>
          </table:table-cell>
          <table:table-cell office:value-type="string" calcext:value-type="string">
            <text:p>msa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BTC</text:p>
          </table:table-cell>
          <table:table-cell/>
          <table:table-cell office:value-type="string" calcext:value-type="string">
            <text:p>EUR/BTC</text:p>
          </table:table-cell>
          <table:table-cell table:style-name="ce1" office:value-type="currency" office:currency="EUR" office:value="49000" calcext:value-type="currency">
            <text:p>49,000.00 €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G$5]^[.A2]" office:value-type="float" office:value="1" calcext:value-type="float">
            <text:p>1</text:p>
          </table:table-cell>
          <table:table-cell table:formula="of:=[.B2]*[.$G$2]" office:value-type="float" office:value="0.00000049" calcext:value-type="float">
            <text:p>4.9E-07</text:p>
          </table:table-cell>
          <table:table-cell table:formula="of:=[.B2]*10^-11" office:value-type="float" office:value="0.00000000001" calcext:value-type="float">
            <text:p>1E-11</text:p>
          </table:table-cell>
          <table:table-cell/>
          <table:table-cell office:value-type="string" calcext:value-type="string">
            <text:p>EUR/msat</text:p>
          </table:table-cell>
          <table:table-cell table:style-name="ce2" table:formula="of:=10^-11*[.G1]" office:value-type="float" office:value="0.00000049" calcext:value-type="float">
            <text:p>4.9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5]^[.A3]" office:value-type="float" office:value="4" calcext:value-type="float">
            <text:p>4</text:p>
          </table:table-cell>
          <table:table-cell table:formula="of:=[.B3]*[.$G$2]" office:value-type="float" office:value="0.00000196" calcext:value-type="float">
            <text:p>1.96E-06</text:p>
          </table:table-cell>
          <table:table-cell table:formula="of:=[.B3]*10^-11" office:value-type="float" office:value="0.00000000004" calcext:value-type="float">
            <text:p>4E-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5]^[.A4]" office:value-type="float" office:value="16" calcext:value-type="float">
            <text:p>16</text:p>
          </table:table-cell>
          <table:table-cell table:formula="of:=[.B4]*[.$G$2]" office:value-type="float" office:value="0.00000784" calcext:value-type="float">
            <text:p>7.84E-06</text:p>
          </table:table-cell>
          <table:table-cell table:formula="of:=[.B4]*10^-11" office:value-type="float" office:value="0.00000000016" calcext:value-type="float">
            <text:p>1.6E-1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5]^[.A5]" office:value-type="float" office:value="64" calcext:value-type="float">
            <text:p>64</text:p>
          </table:table-cell>
          <table:table-cell table:formula="of:=[.B5]*[.$G$2]" office:value-type="float" office:value="0.00003136" calcext:value-type="float">
            <text:p>3.136E-05</text:p>
          </table:table-cell>
          <table:table-cell table:formula="of:=[.B5]*10^-11" office:value-type="float" office:value="0.00000000064" calcext:value-type="float">
            <text:p>6.4E-1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5]^[.A6]" office:value-type="float" office:value="256" calcext:value-type="float">
            <text:p>256</text:p>
          </table:table-cell>
          <table:table-cell table:formula="of:=[.B6]*[.$G$2]" office:value-type="float" office:value="0.00012544" calcext:value-type="float">
            <text:p>0.00012544</text:p>
          </table:table-cell>
          <table:table-cell table:formula="of:=[.B6]*10^-11" office:value-type="float" office:value="0.00000000256" calcext:value-type="float">
            <text:p>2.56E-0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5]^[.A7]" office:value-type="float" office:value="1024" calcext:value-type="float">
            <text:p>1024</text:p>
          </table:table-cell>
          <table:table-cell table:formula="of:=[.B7]*[.$G$2]" office:value-type="float" office:value="0.00050176" calcext:value-type="float">
            <text:p>0.00050176</text:p>
          </table:table-cell>
          <table:table-cell table:formula="of:=[.B7]*10^-11" office:value-type="float" office:value="0.00000001024" calcext:value-type="float">
            <text:p>1.024E-0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5]^[.A8]" office:value-type="float" office:value="4096" calcext:value-type="float">
            <text:p>4096</text:p>
          </table:table-cell>
          <table:table-cell table:formula="of:=[.B8]*[.$G$2]" office:value-type="float" office:value="0.00200704" calcext:value-type="float">
            <text:p>0.00200704</text:p>
          </table:table-cell>
          <table:table-cell table:formula="of:=[.B8]*10^-11" office:value-type="float" office:value="0.00000004096" calcext:value-type="float">
            <text:p>4.096E-08</text:p>
          </table:table-cell>
          <table:table-cell/>
          <table:table-cell office:value-type="string" calcext:value-type="string">
            <text:p>Max amt BTC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5]^[.A9]" office:value-type="float" office:value="16384" calcext:value-type="float">
            <text:p>16384</text:p>
          </table:table-cell>
          <table:table-cell table:formula="of:=[.B9]*[.$G$2]" office:value-type="float" office:value="0.00802816" calcext:value-type="float">
            <text:p>0.00802816</text:p>
          </table:table-cell>
          <table:table-cell table:formula="of:=[.B9]*10^-11" office:value-type="float" office:value="0.00000016384" calcext:value-type="float">
            <text:p>1.6384E-07</text:p>
          </table:table-cell>
          <table:table-cell/>
          <table:table-cell office:value-type="string" calcext:value-type="string">
            <text:p>Tiers</text:p>
          </table:table-cell>
          <table:table-cell table:formula="of:=MATCH([.G8]; [.D2:.D34];1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5]^[.A10]" office:value-type="float" office:value="65536" calcext:value-type="float">
            <text:p>65536</text:p>
          </table:table-cell>
          <table:table-cell table:formula="of:=[.B10]*[.$G$2]" office:value-type="float" office:value="0.03211264" calcext:value-type="float">
            <text:p>0.03211264</text:p>
          </table:table-cell>
          <table:table-cell table:formula="of:=[.B10]*10^-11" office:value-type="float" office:value="0.00000065536" calcext:value-type="float">
            <text:p>6.5536E-0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5]^[.A11]" office:value-type="float" office:value="262144" calcext:value-type="float">
            <text:p>262144</text:p>
          </table:table-cell>
          <table:table-cell table:formula="of:=[.B11]*[.$G$2]" office:value-type="float" office:value="0.12845056" calcext:value-type="float">
            <text:p>0.12845056</text:p>
          </table:table-cell>
          <table:table-cell table:formula="of:=[.B11]*10^-11" office:value-type="float" office:value="0.00000262144" calcext:value-type="float">
            <text:p>2.62144E-0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5]^[.A12]" office:value-type="float" office:value="1048576" calcext:value-type="float">
            <text:p>1048576</text:p>
          </table:table-cell>
          <table:table-cell table:formula="of:=[.B12]*[.$G$2]" office:value-type="float" office:value="0.51380224" calcext:value-type="float">
            <text:p>0.51380224</text:p>
          </table:table-cell>
          <table:table-cell table:formula="of:=[.B12]*10^-11" office:value-type="float" office:value="0.00001048576" calcext:value-type="float">
            <text:p>1.048576E-0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5]^[.A13]" office:value-type="float" office:value="4194304" calcext:value-type="float">
            <text:p>4194304</text:p>
          </table:table-cell>
          <table:table-cell table:formula="of:=[.B13]*[.$G$2]" office:value-type="float" office:value="2.05520896" calcext:value-type="float">
            <text:p>2.05520896</text:p>
          </table:table-cell>
          <table:table-cell table:formula="of:=[.B13]*10^-11" office:value-type="float" office:value="0.00004194304" calcext:value-type="float">
            <text:p>4.194304E-0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5]^[.A14]" office:value-type="float" office:value="16777216" calcext:value-type="float">
            <text:p>16777216</text:p>
          </table:table-cell>
          <table:table-cell table:formula="of:=[.B14]*[.$G$2]" office:value-type="float" office:value="8.22083584" calcext:value-type="float">
            <text:p>8.22083584</text:p>
          </table:table-cell>
          <table:table-cell table:formula="of:=[.B14]*10^-11" office:value-type="float" office:value="0.00016777216" calcext:value-type="float">
            <text:p>0.0001677721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5]^[.A15]" office:value-type="float" office:value="67108864" calcext:value-type="float">
            <text:p>67108864</text:p>
          </table:table-cell>
          <table:table-cell table:formula="of:=[.B15]*[.$G$2]" office:value-type="float" office:value="32.88334336" calcext:value-type="float">
            <text:p>32.88334336</text:p>
          </table:table-cell>
          <table:table-cell table:formula="of:=[.B15]*10^-11" office:value-type="float" office:value="0.00067108864" calcext:value-type="float">
            <text:p>0.0006710886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5]^[.A16]" office:value-type="float" office:value="268435456" calcext:value-type="float">
            <text:p>268435456</text:p>
          </table:table-cell>
          <table:table-cell table:formula="of:=[.B16]*[.$G$2]" office:value-type="float" office:value="131.53337344" calcext:value-type="float">
            <text:p>131.53337344</text:p>
          </table:table-cell>
          <table:table-cell table:formula="of:=[.B16]*10^-11" office:value-type="float" office:value="0.00268435456" calcext:value-type="float">
            <text:p>0.0026843545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5]^[.A17]" office:value-type="float" office:value="1073741824" calcext:value-type="float">
            <text:p>1073741824</text:p>
          </table:table-cell>
          <table:table-cell table:formula="of:=[.B17]*[.$G$2]" office:value-type="float" office:value="526.13349376" calcext:value-type="float">
            <text:p>526.13349376</text:p>
          </table:table-cell>
          <table:table-cell table:formula="of:=[.B17]*10^-11" office:value-type="float" office:value="0.01073741824" calcext:value-type="float">
            <text:p>0.010737418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5]^[.A18]" office:value-type="float" office:value="4294967296" calcext:value-type="float">
            <text:p>4294967296</text:p>
          </table:table-cell>
          <table:table-cell table:formula="of:=[.B18]*[.$G$2]" office:value-type="float" office:value="2104.53397504" calcext:value-type="float">
            <text:p>2104.53397504</text:p>
          </table:table-cell>
          <table:table-cell table:formula="of:=[.B18]*10^-11" office:value-type="float" office:value="0.04294967296" calcext:value-type="float">
            <text:p>0.0429496729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5]^[.A19]" office:value-type="float" office:value="17179869184" calcext:value-type="float">
            <text:p>17179869184</text:p>
          </table:table-cell>
          <table:table-cell table:formula="of:=[.B19]*[.$G$2]" office:value-type="float" office:value="8418.13590016" calcext:value-type="float">
            <text:p>8418.13590016</text:p>
          </table:table-cell>
          <table:table-cell table:formula="of:=[.B19]*10^-11" office:value-type="float" office:value="0.17179869184" calcext:value-type="float">
            <text:p>0.1717986918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5]^[.A20]" office:value-type="float" office:value="68719476736" calcext:value-type="float">
            <text:p>68719476736</text:p>
          </table:table-cell>
          <table:table-cell table:formula="of:=[.B20]*[.$G$2]" office:value-type="float" office:value="33672.54360064" calcext:value-type="float">
            <text:p>33672.54360064</text:p>
          </table:table-cell>
          <table:table-cell table:formula="of:=[.B20]*10^-11" office:value-type="float" office:value="0.68719476736" calcext:value-type="float">
            <text:p>0.6871947673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5]^[.A21]" office:value-type="float" office:value="274877906944" calcext:value-type="float">
            <text:p>274877906944</text:p>
          </table:table-cell>
          <table:table-cell table:formula="of:=[.B21]*[.$G$2]" office:value-type="float" office:value="134690.17440256" calcext:value-type="float">
            <text:p>134690.17440256</text:p>
          </table:table-cell>
          <table:table-cell table:formula="of:=[.B21]*10^-11" office:value-type="float" office:value="2.74877906944" calcext:value-type="float">
            <text:p>2.7487790694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5]^[.A22]" office:value-type="float" office:value="1099511627776" calcext:value-type="float">
            <text:p>1099511627776</text:p>
          </table:table-cell>
          <table:table-cell table:formula="of:=[.B22]*[.$G$2]" office:value-type="float" office:value="538760.69761024" calcext:value-type="float">
            <text:p>538760.69761024</text:p>
          </table:table-cell>
          <table:table-cell table:formula="of:=[.B22]*10^-11" office:value-type="float" office:value="10.99511627776" calcext:value-type="float">
            <text:p>10.9951162777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5]^[.A23]" office:value-type="float" office:value="4398046511104" calcext:value-type="float">
            <text:p>4398046511104</text:p>
          </table:table-cell>
          <table:table-cell table:formula="of:=[.B23]*[.$G$2]" office:value-type="float" office:value="2155042.79044096" calcext:value-type="float">
            <text:p>2155042.79044096</text:p>
          </table:table-cell>
          <table:table-cell table:formula="of:=[.B23]*10^-11" office:value-type="float" office:value="43.98046511104" calcext:value-type="float">
            <text:p>43.9804651110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5]^[.A24]" office:value-type="float" office:value="17592186044416" calcext:value-type="float">
            <text:p>17592186044416</text:p>
          </table:table-cell>
          <table:table-cell table:formula="of:=[.B24]*[.$G$2]" office:value-type="float" office:value="8620171.16176384" calcext:value-type="float">
            <text:p>8620171.16176384</text:p>
          </table:table-cell>
          <table:table-cell table:formula="of:=[.B24]*10^-11" office:value-type="float" office:value="175.92186044416" calcext:value-type="float">
            <text:p>175.9218604441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5]^[.A25]" office:value-type="float" office:value="70368744177664" calcext:value-type="float">
            <text:p>70368744177664</text:p>
          </table:table-cell>
          <table:table-cell table:formula="of:=[.B25]*[.$G$2]" office:value-type="float" office:value="34480684.6470554" calcext:value-type="float">
            <text:p>34480684.6470554</text:p>
          </table:table-cell>
          <table:table-cell table:formula="of:=[.B25]*10^-11" office:value-type="float" office:value="703.68744177664" calcext:value-type="float">
            <text:p>703.6874417766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5]^[.A26]" office:value-type="float" office:value="281474976710656" calcext:value-type="float">
            <text:p>281474976710656</text:p>
          </table:table-cell>
          <table:table-cell table:formula="of:=[.B26]*[.$G$2]" office:value-type="float" office:value="137922738.588221" calcext:value-type="float">
            <text:p>137922738.588221</text:p>
          </table:table-cell>
          <table:table-cell table:formula="of:=[.B26]*10^-11" office:value-type="float" office:value="2814.74976710656" calcext:value-type="float">
            <text:p>2814.7497671065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5]^[.A27]" office:value-type="float" office:value="1125899906842624" calcext:value-type="float">
            <text:p>1125899906842624</text:p>
          </table:table-cell>
          <table:table-cell table:formula="of:=[.B27]*[.$G$2]" office:value-type="float" office:value="551690954.352886" calcext:value-type="float">
            <text:p>551690954.352886</text:p>
          </table:table-cell>
          <table:table-cell table:formula="of:=[.B27]*10^-11" office:value-type="float" office:value="11258.9990684262" calcext:value-type="float">
            <text:p>11258.999068426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5]^[.A28]" office:value-type="float" office:value="4503599627370496" calcext:value-type="float">
            <text:p>4503599627370496</text:p>
          </table:table-cell>
          <table:table-cell table:formula="of:=[.B28]*[.$G$2]" office:value-type="float" office:value="2206763817.41154" calcext:value-type="float">
            <text:p>2206763817.41154</text:p>
          </table:table-cell>
          <table:table-cell table:formula="of:=[.B28]*10^-11" office:value-type="float" office:value="45035.996273705" calcext:value-type="float">
            <text:p>45035.9962737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5]^[.A29]" office:value-type="float" office:value="1.8014398509482E+016" calcext:value-type="float">
            <text:p>1.8014398509482E+016</text:p>
          </table:table-cell>
          <table:table-cell table:formula="of:=[.B29]*[.$G$2]" office:value-type="float" office:value="8827055269.64617" calcext:value-type="float">
            <text:p>8827055269.64617</text:p>
          </table:table-cell>
          <table:table-cell table:formula="of:=[.B29]*10^-11" office:value-type="float" office:value="180143.98509482" calcext:value-type="float">
            <text:p>180143.9850948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5]^[.A30]" office:value-type="float" office:value="7.20575940379279E+016" calcext:value-type="float">
            <text:p>7.20575940379279E+016</text:p>
          </table:table-cell>
          <table:table-cell table:formula="of:=[.B30]*[.$G$2]" office:value-type="float" office:value="35308221078.5847" calcext:value-type="float">
            <text:p>35308221078.5847</text:p>
          </table:table-cell>
          <table:table-cell table:formula="of:=[.B30]*10^-11" office:value-type="float" office:value="720575.940379279" calcext:value-type="float">
            <text:p>720575.94037927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5]^[.A31]" office:value-type="float" office:value="2.88230376151712E+017" calcext:value-type="float">
            <text:p>2.88230376151712E+017</text:p>
          </table:table-cell>
          <table:table-cell table:formula="of:=[.B31]*[.$G$2]" office:value-type="float" office:value="141232884314.339" calcext:value-type="float">
            <text:p>141232884314.339</text:p>
          </table:table-cell>
          <table:table-cell table:formula="of:=[.B31]*10^-11" office:value-type="float" office:value="2882303.76151712" calcext:value-type="float">
            <text:p>2882303.7615171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5]^[.A32]" office:value-type="float" office:value="1.15292150460685E+018" calcext:value-type="float">
            <text:p>1.15292150460685E+018</text:p>
          </table:table-cell>
          <table:table-cell table:formula="of:=[.B32]*[.$G$2]" office:value-type="float" office:value="564931537257.355" calcext:value-type="float">
            <text:p>564931537257.355</text:p>
          </table:table-cell>
          <table:table-cell table:formula="of:=[.B32]*10^-11" office:value-type="float" office:value="11529215.0460685" calcext:value-type="float">
            <text:p>11529215.046068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5]^[.A33]" office:value-type="float" office:value="4.61168601842739E+018" calcext:value-type="float">
            <text:p>4.61168601842739E+018</text:p>
          </table:table-cell>
          <table:table-cell table:formula="of:=[.B33]*[.$G$2]" office:value-type="float" office:value="2259726149029.42" calcext:value-type="float">
            <text:p>2259726149029.42</text:p>
          </table:table-cell>
          <table:table-cell table:formula="of:=[.B33]*10^-11" office:value-type="float" office:value="46116860.1842739" calcext:value-type="float">
            <text:p>46116860.184273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5]^[.A34]" office:value-type="float" office:value="1.84467440737096E+019" calcext:value-type="float">
            <text:p>1.84467440737096E+019</text:p>
          </table:table-cell>
          <table:table-cell table:formula="of:=[.B34]*[.$G$2]" office:value-type="float" office:value="9038904596117.68" calcext:value-type="float">
            <text:p>9038904596117.68</text:p>
          </table:table-cell>
          <table:table-cell table:formula="of:=[.B34]*10^-11" office:value-type="float" office:value="184467440.737096" calcext:value-type="float">
            <text:p>184467440.73709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1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3-23T18:56:32.020226337</meta:creation-date>
    <dc:date>2021-03-23T19:16:22.077576323</dc:date>
    <meta:editing-duration>PT9M40S</meta:editing-duration>
    <meta:editing-cycles>1</meta:editing-cycles>
    <meta:document-statistic meta:table-count="1" meta:cell-count="146" meta:object-count="0"/>
    <meta:generator>LibreOffice/6.3.5.2$Linux_X86_64 LibreOffice_project/30$Build-2</meta:generator>
  </office:meta>
</office:document-meta>
</file>